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2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13.524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10.504cm"/>
    </style:style>
    <style:style style:name="co11" style:family="table-column">
      <style:table-column-properties fo:break-before="auto" style:column-width="5.059cm"/>
    </style:style>
    <style:style style:name="co12" style:family="table-column">
      <style:table-column-properties fo:break-before="auto" style:column-width="5.916cm"/>
    </style:style>
    <style:style style:name="co13" style:family="table-column">
      <style:table-column-properties fo:break-before="auto" style:column-width="4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x5808_4butt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Bestellen?</text:p>
          </table:table-cell>
          <table:table-cell office:value-type="string" calcext:value-type="string">
            <text:p><text:s/>Digikeynummer</text:p>
          </table:table-cell>
          <table:table-cell office:value-type="string" calcext:value-type="string">
            <text:p>Reicheltnumme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10/25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STCE16:CerOsc_3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CSTCE 16,0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,2µH</text:p>
          </table:table-cell>
          <table:table-cell office:value-type="string" calcext:value-type="string">
            <text:p>NR3015:NR301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7-1648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ATMEGA328PB-AURCT-N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 140 F</text:p>
          </table:table-cell>
          <table:table-cell office:value-type="string" calcext:value-type="string">
            <text:p>Diodes_SMD:SMA_Stand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Pin_Headers:Pin_Header_Angled_1x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Buzzers_Beepers:Buzzer_12x9.5RM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ckets_MOLEX_KK-System:Socket_MOLEX-KK-RM2-54mm_Lock_2pin_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Angled_1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R_EMITTER</text:p>
          </table:table-cell>
          <table:table-cell office:value-type="string" calcext:value-type="string">
            <text:p>LEDs:LED_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L3-BC-V</text:p>
          </table:table-cell>
          <table:table-cell office:value-type="string" calcext:value-type="string">
            <text:p>PhilippsFootprints:MCPL3-AC-V</text:p>
          </table:table-cell>
          <table:table-cell office:value-type="string" calcext:value-type="string">
            <text:p>Far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6SMB 18A SMD</text:p>
          </table:table-cell>
          <table:table-cell office:value-type="string" calcext:value-type="string">
            <text:p>Diodes_SMD:SMB_Standard</text:p>
          </table:table-cell>
          <table:table-cell office:value-type="string" calcext:value-type="string">
            <text:p>ja</text:p>
          </table:table-cell>
          <table:table-cell/>
          <table:table-cell table:style-name="ce2" office:value-type="string" calcext:value-type="string">
            <text:p>P6SMB 18A SM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Foxtech:RX5808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14909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2160</text:p>
          </table:table-cell>
          <table:table-cell office:value-type="string" calcext:value-type="string">
            <text:p>Housings_DFN_QFN:DFN-8-1EP_2x2mm_Pitch0.5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29895-1-ND</text:p>
          </table:table-cell>
          <table:table-cell table:number-columns-repeated="2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iversityModule" table:style-name="ta1">
        <table:table-column table:style-name="co1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Bestellen?</text:p>
          </table:table-cell>
          <table:table-cell office:value-type="string" calcext:value-type="string">
            <text:p>Digikeynummer</text:p>
          </table:table-cell>
          <table:table-cell office:value-type="string" calcext:value-type="string">
            <text:p>Reicheltnumme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YAG1783CT-ND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4k 0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AG1783CT-ND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oni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oni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YAG1828CT-ND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22/6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s_SMD:R_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FP840</text:p>
          </table:table-cell>
          <table:table-cell office:value-type="string" calcext:value-type="string">
            <text:p>TO_SOT_Packages_SMD:SOT-14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BFP840FESDH6327XTSA1CT-ND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ilippsFootprints:LUM1503-S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P38798</text:p>
          </table:table-cell>
          <table:table-cell office:value-type="string" calcext:value-type="string">
            <text:p>Housings_DFN_QFN:DFN-12-1EP_4x4mm_Pitch0.5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43302-1-ND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hilippsFootprints:Poti-SMD-Model-23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A-10K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PhilippsFootprints:RX580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flyduino</text:p>
          </table:table-cell>
          <table:table-cell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oni fragen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14909-1-ND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DA1308A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8-11063-1-ND</text:p>
          </table:table-cell>
          <table:table-cell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x5808_4button.A1:rx5808_4button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4:17:43.494686908</dc:date>
    <meta:editing-duration>PT35M14S</meta:editing-duration>
    <meta:editing-cycles>6</meta:editing-cycles>
    <meta:generator>LibreOffice/4.3.3.2$Linux_X86_64 LibreOffice_project/430m0$Build-2</meta:generator>
    <meta:document-statistic meta:table-count="2" meta:cell-count="358" meta:object-count="0"/>
  </office:meta>
</office:document-meta>
</file>